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en" fo:country="US" style:text-underline-style="solid" style:text-underline-width="auto" style:text-underline-color="font-color" fo:font-weight="bold" officeooo:rsid="001b153f" officeooo:paragraph-rsid="001b153f" style:font-size-asian="16pt" style:font-weight-asian="bold" style:font-size-complex="16pt" style:font-weight-complex="bold"/>
    </style:style>
    <style:style style:name="P2" style:family="paragraph" style:parent-style-name="Standard" style:list-style-name="L1">
      <style:paragraph-properties fo:text-align="justify" style:justify-single-word="false"/>
      <style:text-properties fo:font-size="12pt" fo:language="en" fo:country="US" style:text-underline-style="none" fo:font-weight="normal" officeooo:rsid="001b153f" officeooo:paragraph-rsid="001b153f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language="el" fo:country="GR" style:text-underline-style="none" fo:font-weight="normal" officeooo:rsid="001b153f" officeooo:paragraph-rsid="001b153f" style:font-size-asian="10.5pt" style:font-weight-asian="normal" style:font-size-complex="12pt" style:font-weight-complex="normal"/>
    </style:style>
    <style:style style:name="T1" style:family="text">
      <style:text-properties fo:language="en" fo:country="US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Script Automatic Assessment Tool</text:p>
      <text:p text:style-name="P1"/>
      <text:p text:style-name="P1"/>
      <text:p text:style-name="P3">Υπάρχουν 4 χρήστες για <text:span text:style-name="T1">login </text:span>στην εργασία αυτή τη στιγμή</text:p>
      <text:list xml:id="list3089833077" text:style-name="L1">
        <text:list-item>
          <text:p text:style-name="P2">Admin (username: admin, password: 123)</text:p>
        </text:list-item>
        <text:list-item>
          <text:p text:style-name="P2">Professor (username: professor, password: 456)</text:p>
        </text:list-item>
        <text:list-item>
          <text:p text:style-name="P2">Student 1 (username: student1, password: 789)</text:p>
        </text:list-item>
        <text:list-item>
          <text:p text:style-name="P2">Student 2 (username: student2, password: 000)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l" fo:country="G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1-15T15:52:53.183000000</dc:date>
    <meta:editing-duration>PT1M55S</meta:editing-duration>
    <meta:editing-cycles>1</meta:editing-cycles>
    <meta:document-statistic meta:table-count="0" meta:image-count="0" meta:object-count="0" meta:page-count="1" meta:paragraph-count="6" meta:word-count="40" meta:character-count="270" meta:non-whitespace-character-count="240"/>
    <meta:generator>LibreOffice/7.3.5.2$Windows_X86_64 LibreOffice_project/184fe81b8c8c30d8b5082578aee2fed2ea847c01</meta:generator>
  </office:meta>
</office:document-meta>
</file>